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Verdana1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0b3ea" officeooo:paragraph-rsid="0000b3ea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style:text-underline-style="none" officeooo:rsid="0008e885" officeooo:paragraph-rsid="0008e885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00b3ea" officeooo:paragraph-rsid="0000b3ea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01a537" officeooo:paragraph-rsid="0001a537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01a537" officeooo:paragraph-rsid="000b8f46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04731e" officeooo:paragraph-rsid="0004731e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0e1b35" officeooo:paragraph-rsid="000e1b35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7afa5" officeooo:paragraph-rsid="0017afa5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fo:font-style="italic" officeooo:rsid="0004731e" officeooo:paragraph-rsid="0004731e" style:font-size-asian="12pt" style:font-style-asian="italic" style:font-size-complex="12pt" style:font-style-complex="italic"/>
    </style:style>
    <style:style style:name="P10" style:family="paragraph" style:parent-style-name="Standard">
      <style:text-properties fo:color="#000000" style:font-name="Liberation Serif" fo:font-size="12pt" fo:font-style="italic" officeooo:rsid="0004731e" officeooo:paragraph-rsid="000c75c9" style:font-size-asian="12pt" style:font-style-asian="italic" style:font-size-complex="12pt" style:font-style-complex="italic"/>
    </style:style>
    <style:style style:name="P11" style:family="paragraph" style:parent-style-name="Standard">
      <style:text-properties fo:color="#000000" style:font-name="Liberation Serif" fo:font-size="12pt" fo:font-style="italic" officeooo:rsid="0008e885" officeooo:paragraph-rsid="0008e885" style:font-size-asian="12pt" style:font-style-asian="italic" style:font-size-complex="12pt" style:font-style-complex="italic"/>
    </style:style>
    <style:style style:name="P12" style:family="paragraph" style:parent-style-name="Standard">
      <style:text-properties fo:color="#000000" style:font-name="Liberation Serif" fo:font-size="12pt" fo:font-style="italic" officeooo:rsid="000d09c5" officeooo:paragraph-rsid="000d09c5" style:font-size-asian="12pt" style:font-style-asian="italic" style:font-size-complex="12pt" style:font-style-complex="italic"/>
    </style:style>
    <style:style style:name="P13" style:family="paragraph" style:parent-style-name="Standard">
      <style:text-properties fo:color="#000000" style:font-name="Liberation Serif" fo:font-size="12pt" fo:font-style="italic" officeooo:rsid="000e090e" officeooo:paragraph-rsid="000e090e" style:font-size-asian="12pt" style:font-style-asian="italic" style:font-size-complex="12pt" style:font-style-complex="italic"/>
    </style:style>
    <style:style style:name="P14" style:family="paragraph" style:parent-style-name="Standard">
      <style:text-properties fo:color="#000000" style:font-name="Liberation Serif" fo:font-size="12pt" fo:font-style="italic" officeooo:rsid="000e1b35" officeooo:paragraph-rsid="000e1b35" style:font-size-asian="12pt" style:font-style-asian="italic" style:font-size-complex="12pt" style:font-style-complex="italic"/>
    </style:style>
    <style:style style:name="P15" style:family="paragraph" style:parent-style-name="Standard">
      <style:text-properties fo:color="#000000" style:font-name="Liberation Serif" fo:font-size="12pt" fo:font-style="italic" officeooo:rsid="001650a6" officeooo:paragraph-rsid="001650a6" style:font-size-asian="12pt" style:font-style-asian="italic" style:font-size-complex="12pt" style:font-style-complex="italic"/>
    </style:style>
    <style:style style:name="P16" style:family="paragraph" style:parent-style-name="Standard">
      <style:text-properties fo:color="#000000" style:font-name="Liberation Serif" fo:font-size="12pt" fo:font-style="italic" officeooo:rsid="00195a47" officeooo:paragraph-rsid="00195a47" style:font-size-asian="12pt" style:font-style-asian="italic" style:font-size-complex="12pt" style:font-style-complex="italic"/>
    </style:style>
    <style:style style:name="P17" style:family="paragraph" style:parent-style-name="Standard">
      <style:text-properties fo:color="#000000" style:font-name="Liberation Serif" fo:font-size="12pt" fo:font-style="normal" officeooo:rsid="0008e885" officeooo:paragraph-rsid="0008e885" style:font-size-asian="12pt" style:font-style-asian="normal" style:font-size-complex="12pt" style:font-style-complex="normal"/>
    </style:style>
    <style:style style:name="P18" style:family="paragraph" style:parent-style-name="Standard">
      <style:text-properties fo:color="#000000" style:font-name="Liberation Serif" fo:font-size="12pt" fo:font-style="normal" officeooo:rsid="0010913e" officeooo:paragraph-rsid="0010913e" style:font-size-asian="12pt" style:font-style-asian="normal" style:font-size-complex="12pt" style:font-style-complex="normal"/>
    </style:style>
    <style:style style:name="P19" style:family="paragraph" style:parent-style-name="Standard">
      <style:text-properties fo:color="#000000" style:font-name="Liberation Serif" fo:font-size="12pt" fo:font-style="normal" officeooo:rsid="00153deb" officeooo:paragraph-rsid="00153deb" style:font-size-asian="12pt" style:font-style-asian="normal" style:font-size-complex="12pt" style:font-style-complex="normal"/>
    </style:style>
    <style:style style:name="P20" style:family="paragraph" style:parent-style-name="Standard">
      <style:text-properties fo:color="#000000" style:font-name="Liberation Serif" fo:font-size="12pt" fo:font-style="normal" officeooo:rsid="00153deb" officeooo:paragraph-rsid="001b3fb7" style:font-size-asian="12pt" style:font-style-asian="normal" style:font-size-complex="12pt" style:font-style-complex="normal"/>
    </style:style>
    <style:style style:name="P21" style:family="paragraph" style:parent-style-name="Standard">
      <style:text-properties fo:color="#000000" style:font-name="Liberation Serif" fo:font-size="12pt" fo:font-style="normal" officeooo:rsid="001bb071" officeooo:paragraph-rsid="001bb071" style:font-size-asian="12pt" style:font-style-asian="normal" style:font-size-complex="12pt" style:font-style-complex="normal"/>
    </style:style>
    <style:style style:name="P22" style:family="paragraph" style:parent-style-name="Table_20_Contents">
      <style:text-properties style:font-name="Verdana" fo:font-size="9.75pt"/>
    </style:style>
    <style:style style:name="T1" style:family="text">
      <style:text-properties officeooo:rsid="00035c6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751e" style:font-style-asian="italic" style:font-style-complex="italic"/>
    </style:style>
    <style:style style:name="T4" style:family="text">
      <style:text-properties officeooo:rsid="0004731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bda0" style:font-style-asian="normal" style:font-style-complex="normal"/>
    </style:style>
    <style:style style:name="T7" style:family="text">
      <style:text-properties fo:font-style="normal" officeooo:rsid="000c75c9" style:font-style-asian="normal" style:font-style-complex="normal"/>
    </style:style>
    <style:style style:name="T8" style:family="text">
      <style:text-properties fo:font-style="normal" officeooo:rsid="001ab5a9" style:font-style-asian="normal" style:font-style-complex="normal"/>
    </style:style>
    <style:style style:name="T9" style:family="text">
      <style:text-properties style:font-name="Verdana" fo:font-size="9.75pt"/>
    </style:style>
    <style:style style:name="T10" style:family="text">
      <style:text-properties fo:font-variant="normal" fo:text-transform="none" fo:letter-spacing="normal" fo:font-style="normal" fo:font-weight="normal" style:font-size-asian="10.5pt"/>
    </style:style>
    <style:style style:name="T11" style:family="text">
      <style:text-properties fo:font-variant="normal" fo:text-transform="none" fo:letter-spacing="normal" fo:font-style="normal" fo:font-weight="normal" officeooo:rsid="00035c69" style:font-size-asian="10.5pt"/>
    </style:style>
    <style:style style:name="T12" style:family="text">
      <style:text-properties fo:font-variant="normal" fo:text-transform="none" fo:letter-spacing="normal" fo:font-style="normal" fo:font-weight="normal" officeooo:rsid="000b8f46" style:font-size-asian="10.5pt"/>
    </style:style>
    <style:style style:name="T13" style:family="text">
      <style:text-properties officeooo:rsid="000c75c9"/>
    </style:style>
    <style:style style:name="T14" style:family="text">
      <style:text-properties officeooo:rsid="0012751e"/>
    </style:style>
    <style:style style:name="T15" style:family="text">
      <style:text-properties officeooo:rsid="001545dc"/>
    </style:style>
    <style:style style:name="T16" style:family="text">
      <style:text-properties officeooo:rsid="001b3fb7"/>
    </style:style>
    <style:style style:name="T17" style:family="text">
      <style:text-properties fo:color="#990033" style:font-name="Verdana" fo:font-size="9.75pt" style:text-underline-style="solid" style:text-underline-width="auto" style:text-underline-color="font-color" fo:background-color="transparent" loext:char-shading-value="0"/>
    </style:style>
    <style:style style:name="T18" style:family="text">
      <style:text-properties officeooo:rsid="001d4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</text:p>
      <text:p text:style-name="P1"/>
      <text:p text:style-name="P2">Crowd simulation:</text:p>
      <text:p text:style-name="P3"/>
      <text:p text:style-name="P5">Jur van den Berg ., Ming Lin. <text:span text:style-name="T4">and </text:span><text:s/>Dinesh Manocha., 2008, <text:span text:style-name="T2">Reciprocal Velocity Obstacles for Real-Time Multi-Agent Navigation</text:span> <text:span text:style-name="T1">[online]</text:span><text:span text:style-name="T11">. </text:span><text:span text:style-name="T12">IEEE International Conference on Robotics and Automation (ICRA).</text:span></text:p>
      <text:p text:style-name="P7"><text:span text:style-name="T12">S</text:span><text:span text:style-name="T10">ummary of paper:</text:span></text:p>
      <text:p text:style-name="P8"><text:span text:style-name="T10">Velocity Obstacle and many other avoidance models inspired by VO explained and prooved.</text:span></text:p>
      <text:p text:style-name="P7"><text:span text:style-name="T10"/></text:p>
      <text:p text:style-name="P4"/>
      <text:p text:style-name="P6">Stephen J Guy., Jatin Chhugani., Changkyu Kim., Nadathur Satish., Ming Lin., Dinesh Manocha. and Pradeep Dubey., 2009, <text:span text:style-name="T2">ClearPath: Highly Parallel Collision Avoidance for </text:span></text:p>
      <text:p text:style-name="P9">Multi-Agent Simulation <text:span text:style-name="T5">[online]. Eurographics/ ACM SIGGRAPH Symposium on Computer Animation</text:span></text:p>
      <text:p text:style-name="P14"><text:span text:style-name="T5">Summary of paper:</text:span></text:p>
      <text:p text:style-name="P14"><text:span text:style-name="T5"/></text:p>
      <text:p text:style-name="P9"/>
      <text:p text:style-name="P10"><text:span text:style-name="T5">David Cherry., </text:span><text:span text:style-name="T6">2013</text:span><text:span text:style-name="T5">, </text:span>RVO Collision Avoidance in Unity 3D <text:span text:style-name="T5">[online].</text:span><text:span text:style-name="T7">University of Minnesota.</text:span></text:p>
      <text:p text:style-name="P14"><text:span text:style-name="T7">S</text:span><text:span text:style-name="T5">ummary of paper:</text:span></text:p>
      <text:p text:style-name="P15"><text:span text:style-name="T5">A students project to incorporate RVO avoidance into a Unity based crowd simulation.</text:span></text:p>
      <text:p text:style-name="P14"/>
      <text:p text:style-name="P10"/>
      <text:p text:style-name="P12"><text:span text:style-name="T5">Barry G. Silverman., Norman I. Badler., Nuria Pelechano. and Kevin O'Brien., 2005, </text:span><text:span text:style-name="T13">Crowd Simulation Incorporating Agent Psychological Models, Roles and Communication</text:span><text:span text:style-name="T7"> </text:span><text:span text:style-name="T5">[online].</text:span></text:p>
      <text:p text:style-name="P13"><text:span text:style-name="T5">Summary of paper:</text:span></text:p>
      <text:p text:style-name="P13"><text:span text:style-name="T8">I</text:span><text:span text:style-name="T5">ntegrate a psychological model into a crowd simulation system in order to obtain believable emergent behaviours. High level way finding to create map for navigation. Incorporates social forces for low level motion.</text:span></text:p>
      <text:p text:style-name="P13"/>
      <text:p text:style-name="P18">Sujeong Kim., Stephen J. Guy., Dinesh Manocha., Ming C. Lin., <text:span text:style-name="T14">2012, </text:span><text:span text:style-name="T3">Interactive Simulation of Dynamic Crowd Behaviors using General Adaptation Syndrome Theory</text:span><text:span text:style-name="T14"> [online]. 12 Proceedings of the ACM SIGGRAPH Symposium on Interactive 3D Graphics and Games, Pages 55-62.</text:span></text:p>
      <text:p text:style-name="P19">Summary of paper:</text:p>
      <text:p text:style-name="P19">Use of stress modelling to drive agent motion in crowd simulation, taking into account psychological phenomena. <text:span text:style-name="T15">Different stressors expressed as functions of space and time.</text:span></text:p>
      <text:p text:style-name="P19"/>
      <text:p text:style-name="P20">Adrien Treuille., Seth Cooper., Zoran Popovic´., <text:span text:style-name="T16">2006, </text:span><text:span text:style-name="T2">Continuum Crowds </text:span><text:span text:style-name="T16">[online]. SIGGRAPH '06 ACM SIGGRAPH 2006 papers, Pages 1160-1168.</text:span></text:p>
      <text:p text:style-name="P21">Summary of paper:</text:p>
      <text:p text:style-name="P21"><text:span text:style-name="T18">R</text:span>eal-time crowd model based on continuum dynamics.</text:p>
      <text:p text:style-name="P9"/>
      <text:p text:style-name="P17">Spatial Partitioning:</text:p>
      <text:p text:style-name="P11"/>
      <text:p text:style-name="P11"><text:span text:style-name="T5">Nasri Bin Othman., Linbo Luo., Wentong Cai. and Michael Lees., 2013, </text:span>Spatial Indexing in Agent-based Crowd Simulation <text:span text:style-name="T5">[online]. 6th International ICST Conference on Simulation Tools and Techniques pages 92-100</text:span></text:p>
      <text:p text:style-name="P16"><text:span text:style-name="T5">Summary of paper:</text:span></text:p>
      <text:p text:style-name="P1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Verdana1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8:34:30.350774954</meta:creation-date>
    <dc:date>2015-03-20T01:00:17.276849776</dc:date>
    <meta:editing-duration>PT3H17M9S</meta:editing-duration>
    <meta:editing-cycles>23</meta:editing-cycles>
    <meta:generator>LibreOffice/4.2.7.2$Linux_x86 LibreOffice_project/420m0$Build-2</meta:generator>
    <meta:document-statistic meta:table-count="0" meta:image-count="0" meta:object-count="0" meta:page-count="1" meta:paragraph-count="23" meta:word-count="298" meta:character-count="2117" meta:non-whitespace-character-count="1837"/>
  </office:meta>
</office:document-meta>
</file>